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51cm"/>
    </style:style>
    <style:style style:name="co2" style:family="table-column">
      <style:table-column-properties fo:break-before="auto" style:column-width="3.25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15.999cm" svg:height="8.999cm" svg:x="8.507cm" svg:y="6.552cm">
            <draw:object draw:notify-on-update-of-ranges="Лист1.A16:Лист1.A21 Лист1.B16:Лист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Всего земель (территория)</text:p>
          </table:table-cell>
          <table:table-cell office:value-type="float" office:value="1712.5">
            <text:p>1712,5</text:p>
          </table:table-cell>
        </table:table-row>
        <table:table-row table:style-name="ro1">
          <table:table-cell office:value-type="string">
            <text:p>Сельскохозяйственные угодья</text:p>
          </table:table-cell>
          <table:table-cell office:value-type="float" office:value="222.1">
            <text:p>222,1</text:p>
          </table:table-cell>
        </table:table-row>
        <table:table-row table:style-name="ro1">
          <table:table-cell office:value-type="string">
            <text:p>Земли под поверхностными водами и болотами</text:p>
          </table:table-cell>
          <table:table-cell office:value-type="float" office:value="226.8">
            <text:p>226,8</text:p>
          </table:table-cell>
        </table:table-row>
        <table:table-row table:style-name="ro1">
          <table:table-cell office:value-type="string">
            <text:p>в том числе:</text:p>
          </table:table-cell>
          <table:table-cell/>
        </table:table-row>
        <table:table-row table:style-name="ro1">
          <table:table-cell office:value-type="string">
            <text:p>реки, озера, водохранилища и др.</text:p>
          </table:table-cell>
          <table:table-cell office:value-type="float" office:value="72.3">
            <text:p>72,3</text:p>
          </table:table-cell>
        </table:table-row>
        <table:table-row table:style-name="ro1">
          <table:table-cell office:value-type="string">
            <text:p>болота</text:p>
          </table:table-cell>
          <table:table-cell office:value-type="float" office:value="154.5">
            <text:p>154,5</text:p>
          </table:table-cell>
        </table:table-row>
        <table:table-row table:style-name="ro1">
          <table:table-cell office:value-type="string">
            <text:p>Земли под лесами и лесными насаждениями, не входящими в лесной фонд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string">
            <text:p>в том числе под лесами</text:p>
          </table:table-cell>
          <table:table-cell office:value-type="float" office:value="870.7">
            <text:p>870,7</text:p>
          </table:table-cell>
        </table:table-row>
        <table:table-row table:style-name="ro1">
          <table:table-cell office:value-type="string">
            <text:p>Земли под застройками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Другие земли</text:p>
          </table:table-cell>
          <table:table-cell office:value-type="float" office:value="360.6">
            <text:p>360,6</text:p>
          </table:table-cell>
        </table:table-row>
        <table:table-row table:style-name="ro1">
          <table:table-cell office:value-type="string">
            <text:p>Из всех земель - земли </text:p>
          </table:table-cell>
          <table:table-cell office:value-type="float" office:value="335.2">
            <text:p>335,2</text:p>
          </table:table-cell>
        </table:table-row>
        <table:table-row table:style-name="ro1">
          <table:table-cell office:value-type="string">
            <text:p>под оленьими пастбищами4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 table:number-rows-repeated="2">
          <table:table-cell table:number-columns-repeated="2"/>
        </table:table-row>
        <table:table-row table:style-name="ro1">
          <table:table-cell office:value-type="string">
            <text:p>Сельскохозяйственные угодья</text:p>
          </table:table-cell>
          <table:table-cell office:value-type="float" office:value="222.1">
            <text:p>222,1</text:p>
          </table:table-cell>
        </table:table-row>
        <table:table-row table:style-name="ro1">
          <table:table-cell office:value-type="string">
            <text:p>реки, озера, водохранилища и др.</text:p>
          </table:table-cell>
          <table:table-cell office:value-type="float" office:value="72.3">
            <text:p>72,3</text:p>
          </table:table-cell>
        </table:table-row>
        <table:table-row table:style-name="ro1">
          <table:table-cell office:value-type="string">
            <text:p>болота</text:p>
          </table:table-cell>
          <table:table-cell office:value-type="float" office:value="154.5">
            <text:p>154,5</text:p>
          </table:table-cell>
        </table:table-row>
        <table:table-row table:style-name="ro1">
          <table:table-cell office:value-type="string">
            <text:p>в том числе под лесами</text:p>
          </table:table-cell>
          <table:table-cell office:value-type="float" office:value="870.7">
            <text:p>870,7</text:p>
          </table:table-cell>
        </table:table-row>
        <table:table-row table:style-name="ro1">
          <table:table-cell office:value-type="string">
            <text:p>Земли под застройками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Другие земли</text:p>
          </table:table-cell>
          <table:table-cell office:value-type="float" office:value="360.6">
            <text:p>360,6</text:p>
          </table:table-cell>
        </table:table-row>
      </table:table>
      <table:table table:name="Лист2" table:style-name="ta1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5:41:27</meta:creation-date>
    <dc:date>2016-12-08T17:01:56</dc:date>
    <meta:editing-duration>PT30M35S</meta:editing-duration>
    <meta:editing-cycles>2</meta:editing-cycles>
    <meta:generator>LibreOffice/3.5$Linux_x86 LibreOffice_project/350m1$Build-2</meta:generator>
    <meta:document-statistic meta:table-count="3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4cm" svg:y="2.559cm" style:legend-expansion="high" chart:style-name="ch2"/>
        <chart:plot-area chart:style-name="ch3" table:cell-range-address="Лист1.A16:Лист1.B21" chart:data-source-has-labels="column" svg:x="0.32cm" svg:y="0.675cm" svg:width="10.001cm" svg:height="8.145cm">
          <chartooo:coordinate-region svg:x="1.248cm" svg:y="0.676cm" svg:width="8.144cm" svg:height="8.144cm"/>
          <chart:axis chart:dimension="x" chart:name="primary-x" chart:style-name="ch4" chartooo:axis-type="auto">
            <chartooo:date-scale/>
            <chart:categories table:cell-range-address="Лист1.A16:Лист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16:Лист1.B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Сельскохозяйственные угодья</text:p>
                <draw:g>
                  <svg:desc>Лист1.A16:Лист1.A21</svg:desc>
                </draw:g>
              </table:table-cell>
              <table:table-cell office:value-type="float" office:value="222.1">
                <text:p>222.1</text:p>
                <draw:g>
                  <svg:desc>Лист1.B16:Лист1.B21</svg:desc>
                </draw:g>
              </table:table-cell>
            </table:table-row>
            <table:table-row>
              <table:table-cell office:value-type="string">
                <text:p>реки, озера, водохранилища и др.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string">
                <text:p>болота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в том числе под лесами</text:p>
              </table:table-cell>
              <table:table-cell office:value-type="float" office:value="870.7">
                <text:p>870.7</text:p>
              </table:table-cell>
            </table:table-row>
            <table:table-row>
              <table:table-cell office:value-type="string">
                <text:p>Земли под застройками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Другие земли</text:p>
              </table:table-cell>
              <table:table-cell office:value-type="float" office:value="360.6">
                <text:p>36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